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CompletableFuture.DelegatingCompletableFuture( Future &lt; T &gt;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ompletableFuture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